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fc89" officeooo:paragraph-rsid="000efc89"/>
    </style:style>
    <style:style style:name="P2" style:family="paragraph" style:parent-style-name="Standard">
      <style:text-properties fo:language="en" fo:country="US" officeooo:rsid="000efc89" officeooo:paragraph-rsid="000efc89"/>
    </style:style>
    <style:style style:name="P3" style:family="paragraph" style:parent-style-name="Standard">
      <style:text-properties fo:language="en" fo:country="US" officeooo:rsid="00191f59" officeooo:paragraph-rsid="00191f59"/>
    </style:style>
    <style:style style:name="P4" style:family="paragraph" style:parent-style-name="Standard">
      <style:text-properties officeooo:rsid="0012ec20" officeooo:paragraph-rsid="0012ec20"/>
    </style:style>
    <style:style style:name="P5" style:family="paragraph" style:parent-style-name="Standard">
      <style:text-properties officeooo:rsid="00179548" officeooo:paragraph-rsid="00179548"/>
    </style:style>
    <style:style style:name="P6" style:family="paragraph" style:parent-style-name="Standard">
      <style:text-properties officeooo:rsid="00185d3f" officeooo:paragraph-rsid="00185d3f"/>
    </style:style>
    <style:style style:name="P7" style:family="paragraph" style:parent-style-name="Standard">
      <style:paragraph-properties fo:break-before="page"/>
      <style:text-properties officeooo:rsid="00185d3f" officeooo:paragraph-rsid="00185d3f"/>
    </style:style>
    <style:style style:name="P8" style:family="paragraph" style:parent-style-name="Standard">
      <style:text-properties officeooo:paragraph-rsid="002278eb"/>
    </style:style>
    <style:style style:name="P9" style:family="paragraph" style:parent-style-name="Standard">
      <style:text-properties officeooo:rsid="00253a58" officeooo:paragraph-rsid="00253a58"/>
    </style:style>
    <style:style style:name="P10" style:family="paragraph" style:parent-style-name="Standard" style:list-style-name="L1">
      <style:text-properties officeooo:rsid="00179548" officeooo:paragraph-rsid="00179548"/>
    </style:style>
    <style:style style:name="P11" style:family="paragraph" style:parent-style-name="Standard" style:list-style-name="L2">
      <style:text-properties officeooo:rsid="00179548" officeooo:paragraph-rsid="00179548"/>
    </style:style>
    <style:style style:name="P12" style:family="paragraph" style:parent-style-name="Standard" style:list-style-name="L3">
      <style:text-properties officeooo:rsid="00179548" officeooo:paragraph-rsid="00179548"/>
    </style:style>
    <style:style style:name="P13" style:family="paragraph" style:parent-style-name="Standard" style:list-style-name="L2">
      <style:text-properties officeooo:rsid="000efc89" officeooo:paragraph-rsid="000efc89"/>
    </style:style>
    <style:style style:name="P14" style:family="paragraph" style:parent-style-name="Standard" style:list-style-name="L2">
      <style:text-properties officeooo:rsid="000efc89" officeooo:paragraph-rsid="0012ec20"/>
    </style:style>
    <style:style style:name="P15" style:family="paragraph" style:parent-style-name="Standard" style:list-style-name="L3">
      <style:text-properties officeooo:rsid="000efc89" officeooo:paragraph-rsid="0012ec20"/>
    </style:style>
    <style:style style:name="P16" style:family="paragraph" style:parent-style-name="Standard" style:list-style-name="L4">
      <style:text-properties officeooo:rsid="000efc89" officeooo:paragraph-rsid="000efc89"/>
    </style:style>
    <style:style style:name="P17" style:family="paragraph" style:parent-style-name="Standard" style:list-style-name="L2">
      <style:text-properties officeooo:rsid="0012ec20" officeooo:paragraph-rsid="0012ec20"/>
    </style:style>
    <style:style style:name="P18" style:family="paragraph" style:parent-style-name="Standard" style:list-style-name="L6">
      <style:text-properties officeooo:rsid="0012ec20" officeooo:paragraph-rsid="0012ec20"/>
    </style:style>
    <style:style style:name="P19" style:family="paragraph" style:parent-style-name="Standard" style:list-style-name="L2">
      <style:text-properties officeooo:rsid="0016922e" officeooo:paragraph-rsid="0016922e"/>
    </style:style>
    <style:style style:name="P20" style:family="paragraph" style:parent-style-name="Standard" style:list-style-name="L4">
      <style:text-properties fo:language="en" fo:country="US" officeooo:rsid="000efc89" officeooo:paragraph-rsid="000efc89"/>
    </style:style>
    <style:style style:name="P21" style:family="paragraph" style:parent-style-name="Standard" style:list-style-name="L6">
      <style:text-properties fo:language="en" fo:country="US" officeooo:rsid="00179548" officeooo:paragraph-rsid="00179548"/>
    </style:style>
    <style:style style:name="P22" style:family="paragraph" style:parent-style-name="Standard" style:list-style-name="L4">
      <style:text-properties fo:language="en" fo:country="US" officeooo:rsid="00125b94" officeooo:paragraph-rsid="00125b94"/>
    </style:style>
    <style:style style:name="P23" style:family="paragraph" style:parent-style-name="Standard" style:list-style-name="L9">
      <style:text-properties fo:language="en" fo:country="US" officeooo:rsid="001b6b4c" officeooo:paragraph-rsid="00232eb8"/>
    </style:style>
    <style:style style:name="P24" style:family="paragraph" style:parent-style-name="Standard">
      <style:text-properties fo:language="de" fo:country="DE" officeooo:rsid="00179548" officeooo:paragraph-rsid="00179548"/>
    </style:style>
    <style:style style:name="P25" style:family="paragraph" style:parent-style-name="Standard" style:list-style-name="L5">
      <style:text-properties fo:language="de" fo:country="DE" officeooo:rsid="00179548" officeooo:paragraph-rsid="00179548"/>
    </style:style>
    <style:style style:name="P26" style:family="paragraph" style:parent-style-name="Standard" style:list-style-name="L6">
      <style:text-properties fo:language="de" fo:country="DE" officeooo:rsid="00179548" officeooo:paragraph-rsid="00179548"/>
    </style:style>
    <style:style style:name="P27" style:family="paragraph" style:parent-style-name="Standard">
      <style:text-properties fo:language="de" fo:country="DE" officeooo:rsid="00125b94" officeooo:paragraph-rsid="00125b94"/>
    </style:style>
    <style:style style:name="P28" style:family="paragraph" style:parent-style-name="Standard" style:list-style-name="L6">
      <style:text-properties fo:language="de" fo:country="DE" officeooo:rsid="0010a74f" officeooo:paragraph-rsid="0010a74f"/>
    </style:style>
    <style:style style:name="P29" style:family="paragraph" style:parent-style-name="Standard" style:list-style-name="L6">
      <style:text-properties fo:language="de" fo:country="DE" officeooo:rsid="0014b948" officeooo:paragraph-rsid="0014b948"/>
    </style:style>
    <style:style style:name="P30" style:family="paragraph" style:parent-style-name="Standard" style:list-style-name="L9">
      <style:text-properties fo:language="de" fo:country="DE" officeooo:rsid="001b6b4c" officeooo:paragraph-rsid="00232eb8"/>
    </style:style>
    <style:style style:name="P31" style:family="paragraph" style:parent-style-name="Standard" style:list-style-name="L9">
      <style:text-properties fo:language="de" fo:country="DE" officeooo:rsid="001dec7d" officeooo:paragraph-rsid="00232eb8"/>
    </style:style>
    <style:style style:name="P32" style:family="paragraph" style:parent-style-name="Standard" style:list-style-name="L7">
      <style:text-properties officeooo:rsid="00185d3f" officeooo:paragraph-rsid="00185d3f"/>
    </style:style>
    <style:style style:name="P33" style:family="paragraph" style:parent-style-name="Standard" style:list-style-name="L7">
      <style:text-properties officeooo:rsid="00185d3f" officeooo:paragraph-rsid="00191f59"/>
    </style:style>
    <style:style style:name="P34" style:family="paragraph" style:parent-style-name="Standard" style:list-style-name="L8">
      <style:text-properties officeooo:rsid="00185d3f" officeooo:paragraph-rsid="00185d3f"/>
    </style:style>
    <style:style style:name="P35" style:family="paragraph" style:parent-style-name="Standard" style:list-style-name="L8">
      <style:text-properties officeooo:rsid="00185d3f" officeooo:paragraph-rsid="001b6b4c"/>
    </style:style>
    <style:style style:name="P36" style:family="paragraph" style:parent-style-name="Standard" style:list-style-name="L10">
      <style:text-properties officeooo:rsid="00185d3f" officeooo:paragraph-rsid="00185d3f"/>
    </style:style>
    <style:style style:name="P37" style:family="paragraph" style:parent-style-name="Standard" style:list-style-name="L7">
      <style:text-properties officeooo:rsid="002964af" officeooo:paragraph-rsid="002964af"/>
    </style:style>
    <style:style style:name="P38" style:family="paragraph" style:parent-style-name="Standard" style:list-style-name="L3">
      <style:text-properties officeooo:rsid="002f5aec" officeooo:paragraph-rsid="002f5aec"/>
    </style:style>
    <style:style style:name="P39" style:family="paragraph" style:parent-style-name="Standard" style:list-style-name="L10">
      <style:text-properties officeooo:rsid="002f5aec" officeooo:paragraph-rsid="002f5aec"/>
    </style:style>
    <style:style style:name="T1" style:family="text">
      <style:text-properties fo:language="de" fo:country="DE"/>
    </style:style>
    <style:style style:name="T2" style:family="text">
      <style:text-properties fo:language="de" fo:country="DE" officeooo:rsid="000efc89"/>
    </style:style>
    <style:style style:name="T3" style:family="text">
      <style:text-properties fo:language="de" fo:country="DE" officeooo:rsid="0010a74f"/>
    </style:style>
    <style:style style:name="T4" style:family="text">
      <style:text-properties fo:language="de" fo:country="DE" officeooo:rsid="002278eb"/>
    </style:style>
    <style:style style:name="T5" style:family="text">
      <style:text-properties fo:language="de" fo:country="DE" officeooo:rsid="0023e85c"/>
    </style:style>
    <style:style style:name="T6" style:family="text">
      <style:text-properties officeooo:rsid="0012ec20"/>
    </style:style>
    <style:style style:name="T7" style:family="text">
      <style:text-properties officeooo:rsid="0017e0bb"/>
    </style:style>
    <style:style style:name="T8" style:family="text">
      <style:text-properties fo:language="en" fo:country="US" officeooo:rsid="00191f59"/>
    </style:style>
    <style:style style:name="T9" style:family="text">
      <style:text-properties officeooo:rsid="0019a0e4"/>
    </style:style>
    <style:style style:name="T10" style:family="text">
      <style:text-properties officeooo:rsid="0025f345"/>
    </style:style>
    <style:style style:name="T11" style:family="text">
      <style:text-properties officeooo:rsid="0027dd57"/>
    </style:style>
    <style:style style:name="T12" style:family="text">
      <style:text-properties officeooo:rsid="002a2c31"/>
    </style:style>
    <style:style style:name="T13" style:family="text">
      <style:text-properties officeooo:rsid="002f5aec"/>
    </style:style>
    <style:style style:name="T14" style:family="text">
      <style:text-properties officeooo:rsid="0030db8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JEDEN FREITAG 10h <text:span text:style-name="T12">(DEADLINE 7.2)</text:span></text:p>
      <text:p text:style-name="P1">toy monster truck</text:p>
      <text:list text:style-name="L1">
        <text:list-item>
          <text:p text:style-name="P10">inspiration: hot wheels</text:p>
          <text:list>
            <text:list-item>
              <text:p text:style-name="P10">https://shop.mattel.com/collections/monster-trucks</text:p>
            </text:list-item>
          </text:list>
        </text:list-item>
      </text:list>
      <text:p text:style-name="P1"/>
      <text:p text:style-name="P4">zubehör, art, höhe, form, hinzufügen, entfernen</text:p>
      <text:list text:style-name="L2">
        <text:list-item>
          <text:p text:style-name="P13">räder, felge</text:p>
        </text:list-item>
        <text:list-item>
          <text:p text:style-name="P14">kofferraum</text:p>
        </text:list-item>
        <text:list-item>
          <text:p text:style-name="P13">tür</text:p>
        </text:list-item>
        <text:list-item>
          <text:p text:style-name="P17">stoßdämpfer / spoiler</text:p>
        </text:list-item>
        <text:list-item>
          <text:p text:style-name="P19">rückspiegel</text:p>
        </text:list-item>
        <text:list-item>
          <text:p text:style-name="P11">auspuffer</text:p>
          <text:p text:style-name="P13"/>
        </text:list-item>
      </text:list>
      <text:p text:style-name="P4">aufbauten</text:p>
      <text:list xml:id="list3806435761" text:style-name="L3">
        <text:list-item>
          <text:p text:style-name="P15">dachgepäckträger</text:p>
        </text:list-item>
        <text:list-item>
          <text:p text:style-name="P15">stoßstange</text:p>
        </text:list-item>
        <text:list-item>
          <text:p text:style-name="P15">bullbar</text:p>
        </text:list-item>
      </text:list>
      <text:p text:style-name="P1"/>
      <text:p text:style-name="P1">material, <text:span text:style-name="T6">farbe</text:span></text:p>
      <text:list xml:id="list2863345278" text:style-name="L4">
        <text:list-item>
          <text:p text:style-name="P16">plastik <text:span text:style-name="T7">(default)</text:span></text:p>
        </text:list-item>
        <text:list-item>
          <text:p text:style-name="P20">aluminium</text:p>
        </text:list-item>
        <text:list-item>
          <text:p text:style-name="P20">gummi <text:span text:style-name="T1">(räder)</text:span></text:p>
        </text:list-item>
      </text:list>
      <text:p text:style-name="P2"><text:span text:style-name="T1"/></text:p>
      <text:p text:style-name="P24">hintergrund</text:p>
      <text:list text:style-name="L5">
        <text:list-item>
          <text:p text:style-name="P25">rennstrecke</text:p>
        </text:list-item>
        <text:list-item>
          <text:p text:style-name="P25">garage</text:p>
          <text:list>
            <text:list-item>
              <text:p text:style-name="P25">autoreifen</text:p>
            </text:list-item>
            <text:list-item>
              <text:p text:style-name="P25">werkstatt</text:p>
            </text:list-item>
          </text:list>
        </text:list-item>
        <text:list-item>
          <text:p text:style-name="P25">kinderzimmer</text:p>
          <text:list>
            <text:list-item>
              <text:p text:style-name="P25">poster von hot wheels</text:p>
            </text:list-item>
            <text:list-item>
              <text:p text:style-name="P25">fernsteuerung vom auto im hintergrund</text:p>
            </text:list-item>
          </text:list>
        </text:list-item>
      </text:list>
      <text:list text:continue-list="list2863345278" text:style-name="L4">
        <text:list-header>
          <text:p text:style-name="P22"><text:span text:style-name="T2"/></text:p>
        </text:list-header>
      </text:list>
      <text:p text:style-name="P27">extra</text:p>
      <text:list text:style-name="L6">
        <text:list-item>
          <text:p text:style-name="P28">lack ändern – farbe der plastik ändern</text:p>
        </text:list-item>
        <text:list-item>
          <text:p text:style-name="P18"><text:span text:style-name="T3">t</text:span><text:span text:style-name="T1">ür öffnen – innenleben (sitz, pedal, lenkrad, gear…)</text:span></text:p>
          <text:list>
            <text:list-item>
              <text:p text:style-name="P29">farbe vom innenraum wechselbar</text:p>
            </text:list-item>
          </text:list>
        </text:list-item>
        <text:list-item>
          <text:p text:style-name="P26">karosserie farbe ändern – tierskins (tiger, hai, böse schauende augen)</text:p>
        </text:list-item>
        <text:list-item>
          <text:p text:style-name="P26">hüte, kapuze etc.</text:p>
        </text:list-item>
        <text:list-item>
          <text:p text:style-name="P21"><text:span text:style-name="T1">LED lichter von unten </text:span><text:span text:style-name="T9">(easy)</text:span></text:p>
        </text:list-item>
      </text:list>
      <text:list text:continue-list="list3806435761" text:style-name="L3">
        <text:list-item>
          <text:p text:style-name="P12">scheinwerfer, rücklichter</text:p>
        </text:list-item>
        <text:list-item>
          <text:p text:style-name="P38">motorhaube</text:p>
        </text:list-item>
      </text:list>
      <text:p text:style-name="P5"/>
      <text:p text:style-name="P6"/>
      <text:p text:style-name="P7">Juliane</text:p>
      <text:list text:style-name="L7">
        <text:list-item>
          <text:p text:style-name="P32">skizze für <text:span text:style-name="T10">auto, </text:span>hintergrund <text:span text:style-name="T11">(bis 15.12)</text:span></text:p>
        </text:list-item>
        <text:list-item>
          <text:p text:style-name="P37">auto grobes aussehen auf c4d <text:span text:style-name="T11">(bis 15.12)</text:span></text:p>
        </text:list-item>
        <text:list-item>
          <text:p text:style-name="P32">ui skizze, informationsarchtektur</text:p>
        </text:list-item>
        <text:list-item>
          <text:p text:style-name="P32">modellieren</text:p>
        </text:list-item>
        <text:list-item>
          <text:p text:style-name="P32">animation (z.B. tür geht auf) auf cinema4d</text:p>
        </text:list-item>
        <text:list-item>
          <text:p text:style-name="P33">animationssteuerung auf unity</text:p>
        </text:list-item>
      </text:list>
      <text:p text:style-name="P6"/>
      <text:p text:style-name="P6">Erwin</text:p>
      <text:list text:style-name="L8">
        <text:list-item>
          <text:p text:style-name="P34">modellieren</text:p>
        </text:list-item>
        <text:list-item>
          <text:p text:style-name="P34">shader</text:p>
        </text:list-item>
        <text:list-item>
          <text:p text:style-name="P34">ui auf unity machen</text:p>
        </text:list-item>
        <text:list-item>
          <text:p text:style-name="P35">beleuchtung</text:p>
        </text:list-item>
        <text:list-item>
          <text:p text:style-name="P34">kamera in unity</text:p>
        </text:list-item>
      </text:list>
      <text:p text:style-name="P3"/>
      <text:p text:style-name="P8"><text:span text:style-name="T4">TurtlePajamas</text:span><text:span text:style-name="T8"> </text:span><text:span text:style-name="T5">(beide :3)</text:span></text:p>
      <text:list text:style-name="L9">
        <text:list-item>
          <text:p text:style-name="P23">hintergrund</text:p>
          <text:list>
            <text:list-item>
              <text:p text:style-name="P23">props</text:p>
            </text:list-item>
            <text:list-item>
              <text:p text:style-name="P30">modelle</text:p>
            </text:list-item>
            <text:list-item>
              <text:p text:style-name="P30">textur</text:p>
            </text:list-item>
            <text:list-item>
              <text:p text:style-name="P31">lights</text:p>
            </text:list-item>
          </text:list>
        </text:list-item>
      </text:list>
      <text:p text:style-name="P6"/>
      <text:p text:style-name="P6">Dokumentation </text:p>
      <text:list text:style-name="L10">
        <text:list-item>
          <text:p text:style-name="P36">brainstorming, aufgabenverteilung, github <text:span text:style-name="T14">(</text:span><text:span text:style-name="T13">8.12</text:span><text:span text:style-name="T14">)</text:span></text:p>
        </text:list-item>
        <text:list-item>
          <text:p text:style-name="P39">Trelloboard, Aufgaben sortiert <text:span text:style-name="T14">(</text:span>16.12<text:span text:style-name="T14">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8T12:18:08.625000000</meta:creation-date>
    <dc:date>2023-12-16T11:16:44.965000000</dc:date>
    <meta:editing-duration>PT1H50M27S</meta:editing-duration>
    <meta:editing-cycles>29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60" meta:word-count="196" meta:character-count="1201" meta:non-whitespace-character-count="1108"/>
  </office:meta>
</office:document-meta>
</file>